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259cm" fo:min-width="6.009cm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cm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45cm" svg:height="9.345cm" svg:x="5.841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9.345cm" svg:height="9.345cm" svg:x="5.841cm" svg:y="11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7cm" svg:y1="11.253cm" svg:x2="1.3cm" svg:y2="11.253cm">
          <text:p/>
        </draw:line>
        <draw:line draw:style-name="gr2" draw:text-style-name="P2" draw:layer="layout" svg:x1="10.62cm" svg:y1="12.443cm" svg:x2="1.406cm" svg:y2="12.443cm">
          <text:p/>
        </draw:line>
        <draw:line draw:style-name="gr2" draw:text-style-name="P2" draw:layer="layout" svg:x1="18.8cm" svg:y1="12.965cm" svg:x2="10.507cm" svg:y2="12.965cm">
          <text:p/>
        </draw:line>
        <draw:line draw:style-name="gr3" draw:text-style-name="P3" draw:layer="layout" svg:x1="19cm" svg:y1="11.2cm" svg:x2="19cm" svg:y2="13.2cm">
          <text:p/>
        </draw:line>
        <draw:line draw:style-name="gr3" draw:text-style-name="P3" draw:layer="layout" svg:x1="1.3cm" svg:y1="11.2cm" svg:x2="1.3cm" svg:y2="12.6cm">
          <text:p/>
        </draw:line>
        <draw:frame draw:style-name="gr4" draw:text-style-name="P5" draw:layer="layout" svg:width="3.1cm" svg:height="1.195cm" svg:x="1.6cm" svg:y="11.3cm">
          <draw:text-box>
            <text:p text:style-name="P4"><text:span text:style-name="T1">∂</text:span><text:span text:style-name="T2">slop</text:span></text:p>
          </draw:text-box>
        </draw:frame>
        <draw:frame draw:style-name="gr5" draw:text-style-name="P5" draw:layer="layout" svg:width="0.9cm" svg:height="1.3cm" svg:x="18.1cm" svg:y="11.7cm">
          <draw:text-box>
            <text:p text:style-name="P4"><text:span text:style-name="T1">∂</text:span></text:p>
          </draw:text-box>
        </draw:frame>
        <draw:line draw:style-name="gr6" draw:text-style-name="P2" draw:layer="layout" svg:x1="10.5cm" svg:y1="12.9cm" svg:x2="10.5cm" svg:y2="9.4cm">
          <text:p/>
        </draw:line>
        <draw:frame draw:style-name="gr7" draw:text-style-name="P5" draw:layer="layout" svg:width="1.3cm" svg:height="1.4cm" svg:x="10.8cm" svg:y="9.3cm">
          <draw:text-box>
            <text:p text:style-name="P4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4:07:17.545670000</meta:creation-date>
    <dc:date>2016-04-25T14:21:40.478255000</dc:date>
    <meta:editing-duration>PT14M23S</meta:editing-duration>
    <meta:editing-cycles>3</meta:editing-cycles>
    <meta:generator>LibreOffice/4.4.1.2$MacOSX_X86_64 LibreOffice_project/45e2de17089c24a1fa810c8f975a7171ba4cd432</meta:generator>
    <meta:document-statistic meta:object-count="11"/>
  </office:meta>
</office:document-meta>
</file>